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7-13_13-20-45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1.418762 E-139-34-43.831787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7-13_14-18-21_000.jpg</text:p>
          </table:table-cell>
          <table:table-cell table:style-name="ce4" office:value-type="string">
            <text:p>:m RES 1-2*5 / free# JVEMV6 68#_36 / 68. theoretical-physics(tp) / w=(s_ijk*b_j*c_k(a_i*x+b_i*y+c_i*z)=s_ijk*d_i*b_j*c_k);(s_σ*d_σ(1)*a_σ(2)2*a_σ(3)3);デカルト,topics=~,other=~,s=~,i=~,doc=r-3-1~1;r-3-1~2</text:p>
          </table:table-cell>
          <table:table-cell table:style-name="ce4"/>
          <table:table-cell table:style-name="ce4"/>
          <table:table-cell table:style-name="ce4" office:value-type="string">
            <text:p>N-35-35-24.591064 E-139-34-55.037841</text:p>
          </table:table-cell>
          <table:table-cell table:style-name="ce38" table:formula="of:=IF([.E3]=&quot;&quot;;[.C3];CONCATENATE([.C3];&quot; / &quot;;[.E3]))" office:value-type="string" office:string-value=":m RES 1-2*5 / free# JVEMV6 68#_36 / 68. theoretical-physics(tp) / w=(s_ijk*b_j*c_k(a_i*x+b_i*y+c_i*z)=s_ijk*d_i*b_j*c_k);(s_σ*d_σ(1)*a_σ(2)2*a_σ(3)3);デカルト,topics=~,other=~,s=~,i=~,doc=r-3-1~1;r-3-1~2">
            <text:p>:m RES 1-2*5 / free# JVEMV6 68#_36 / 68. theoretical-physics(tp) / w=(s_ijk*b_j*c_k(a_i*x+b_i*y+c_i*z)=s_ijk*d_i*b_j*c_k);(s_σ*d_σ(1)*a_σ(2)2*a_σ(3)3);デカルト,topics=~,other=~,s=~,i=~,doc=r-3-1~1;r-3-1~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7-13_14-18-42_000.jpg</text:p>
          </table:table-cell>
          <table:table-cell table:style-name="ce19" office:value-type="string">
            <text:p>:m RES 3*5 / free# JVEMV6 68#_36 / 68. theoretical-physics(tp) / w=(RX=√(a)),topics=~,other=TINKER+,s=~,i=~,doc=r-3-1~2</text:p>
          </table:table-cell>
          <table:table-cell table:style-name="ce19"/>
          <table:table-cell table:style-name="ce4"/>
          <table:table-cell table:style-name="ce4" office:value-type="string">
            <text:p>N-35-35-24.591064 E-139-34-55.037841</text:p>
          </table:table-cell>
          <table:table-cell table:style-name="ce38" table:formula="of:=IF([.E4]=&quot;&quot;;[.C4];CONCATENATE([.C4];&quot; / &quot;;[.E4]))" office:value-type="string" office:string-value=":m RES 3*5 / free# JVEMV6 68#_36 / 68. theoretical-physics(tp) / w=(RX=√(a)),topics=~,other=TINKER+,s=~,i=~,doc=r-3-1~2">
            <text:p>:m RES 3*5 / free# JVEMV6 68#_36 / 68. theoretical-physics(tp) / w=(RX=√(a)),topics=~,other=TINKER+,s=~,i=~,doc=r-3-1~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7-13_14-19-02_000.jpg</text:p>
          </table:table-cell>
          <table:table-cell table:style-name="ce20" office:value-type="string">
            <text:p>:m RES 4*5 / free# JVEMV6 68#_36 / 68. theoretical-physics(tp) / w=~,topics=正五角形、作図,other=~,s=~,i=~,doc=r-3-1~2#3</text:p>
          </table:table-cell>
          <table:table-cell table:style-name="ce20"/>
          <table:table-cell table:style-name="ce4"/>
          <table:table-cell table:style-name="ce4" office:value-type="string">
            <text:p>N-35-35-24.591064 E-139-34-55.037841</text:p>
          </table:table-cell>
          <table:table-cell table:style-name="ce38" table:formula="of:=IF([.E5]=&quot;&quot;;[.C5];CONCATENATE([.C5];&quot; / &quot;;[.E5]))" office:value-type="string" office:string-value=":m RES 4*5 / free# JVEMV6 68#_36 / 68. theoretical-physics(tp) / w=~,topics=正五角形、作図,other=~,s=~,i=~,doc=r-3-1~2#3">
            <text:p>:m RES 4*5 / free# JVEMV6 68#_36 / 68. theoretical-physics(tp) / w=~,topics=正五角形、作図,other=~,s=~,i=~,doc=r-3-1~2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7-13_14-19-31_000.jpg</text:p>
          </table:table-cell>
          <table:table-cell table:style-name="ce20" office:value-type="string">
            <text:p>:m RES 5*5 / free# JVEMV6 68#_36 / 68. theoretical-physics(tp) / w=~,topics=平方完成,other=~,s=~,i=~,doc=r-3-1~2#3</text:p>
          </table:table-cell>
          <table:table-cell table:style-name="ce19"/>
          <table:table-cell table:style-name="ce4"/>
          <table:table-cell table:style-name="ce4" office:value-type="string">
            <text:p>N-35-35-24.591064 E-139-34-55.037841</text:p>
          </table:table-cell>
          <table:table-cell table:style-name="ce38" table:formula="of:=IF([.E6]=&quot;&quot;;[.C6];CONCATENATE([.C6];&quot; / &quot;;[.E6]))" office:value-type="string" office:string-value=":m RES 5*5 / free# JVEMV6 68#_36 / 68. theoretical-physics(tp) / w=~,topics=平方完成,other=~,s=~,i=~,doc=r-3-1~2#3">
            <text:p>:m RES 5*5 / free# JVEMV6 68#_36 / 68. theoretical-physics(tp) / w=~,topics=平方完成,other=~,s=~,i=~,doc=r-3-1~2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7-13_15-10-13_000.jpg</text:p>
          </table:table-cell>
          <table:table-cell table:style-name="ce17" office:value-type="string">
            <text:p>:m #*# RES / JVEMV6 64#118_-- / 『不干斎ハビアン』 著者=釈徹宗 / p.154 / w:~,topic:理；気；羅山</text:p>
          </table:table-cell>
          <table:table-cell table:style-name="ce20"/>
          <table:table-cell table:style-name="ce4"/>
          <table:table-cell table:style-name="ce4" office:value-type="string">
            <text:p>N-35-35-22.998046 E-139-34-49.434814</text:p>
          </table:table-cell>
          <table:table-cell table:style-name="ce38" table:formula="of:=IF([.E7]=&quot;&quot;;[.C7];CONCATENATE([.C7];&quot; / &quot;;[.E7]))" office:value-type="string" office:string-value=":m #*# RES / JVEMV6 64#118_-- / 『不干斎ハビアン』 著者=釈徹宗 / p.154 / w:~,topic:理；気；羅山">
            <text:p>:m #*# RES / JVEMV6 64#118_-- / 『不干斎ハビアン』 著者=釈徹宗 / p.154 / w:~,topic:理；気；羅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7-13_17-50-49_000.jpg</text:p>
          </table:table-cell>
          <table:table-cell table:style-name="ce20" office:value-type="string">
            <text:p>:m 東和 PHOTO / 210712m / 大船駅、公会堂前（バス停） / 湘南総合病院 / ７名（相番は１名） / 大成温調（熊谷組） / 日誌</text:p>
          </table:table-cell>
          <table:table-cell table:style-name="ce17"/>
          <table:table-cell table:style-name="ce4"/>
          <table:table-cell table:style-name="ce4" office:value-type="string">
            <text:p>N-35-35-24.549865 E-139-34-55.477294</text:p>
          </table:table-cell>
          <table:table-cell table:style-name="ce38" table:formula="of:=IF([.E8]=&quot;&quot;;[.C8];CONCATENATE([.C8];&quot; / &quot;;[.E8]))" office:value-type="string" office:string-value=":m 東和 PHOTO / 210712m / 大船駅、公会堂前（バス停） / 湘南総合病院 / ７名（相番は１名） / 大成温調（熊谷組） / 日誌">
            <text:p>:m 東和 PHOTO / 210712m / 大船駅、公会堂前（バス停） / 湘南総合病院 / ７名（相番は１名） / 大成温調（熊谷組） / 日誌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7-13_21-03-31_000.jpg</text:p>
          </table:table-cell>
          <table:table-cell table:style-name="ce20" office:value-type="string">
            <text:p>**</text:p>
          </table:table-cell>
          <table:table-cell table:style-name="ce20"/>
          <table:table-cell table:style-name="ce4"/>
          <table:table-cell table:style-name="ce4" office:value-type="string">
            <text:p>N-35-35-24.549865 E-139-34-55.477294</text:p>
          </table:table-cell>
          <table:table-cell table:style-name="ce38" table:formula="of:=IF([.E9]=&quot;&quot;;[.C9];CONCATENATE([.C9];&quot; / &quot;;[.E9]))" office:value-type="string" office:string-value="**">
            <text:p>*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7-14_01-17-45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1.418762 E-139-34-43.557128</text:p>
          </table:table-cell>
          <table:table-cell table:style-name="ce38" table:formula="of:=IF([.E10]=&quot;&quot;;[.C10];CONCATENATE([.C10];&quot; / &quot;;[.E10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7-14_07-24-08_000.jpg</text:p>
          </table:table-cell>
          <table:table-cell table:style-name="ce17" office:value-type="string">
            <text:p>:m :PHOTO 起きた時刻 / 2021</text:p>
          </table:table-cell>
          <table:table-cell table:style-name="ce20"/>
          <table:table-cell table:style-name="ce4"/>
          <table:table-cell table:style-name="ce4" office:value-type="string">
            <text:p>N-35-35-24.591064 E-139-34-55.037841</text:p>
          </table:table-cell>
          <table:table-cell table:style-name="ce38" table:formula="of:=IF([.E11]=&quot;&quot;;[.C11];CONCATENATE([.C11];&quot; / &quot;;[.E11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7-14_07-25-54_000.jpg</text:p>
          </table:table-cell>
          <table:table-cell table:style-name="ce20" office:value-type="string">
            <text:p>:PHOTO 記録用 / @自宅；東側；洗面所から見える；東の犬走り / 自然観察 / 花</text:p>
          </table:table-cell>
          <table:table-cell table:style-name="ce17"/>
          <table:table-cell table:style-name="ce4"/>
          <table:table-cell table:style-name="ce4" office:value-type="string">
            <text:p>N-35-35-21.418762 E-139-34-43.831787</text:p>
          </table:table-cell>
          <table:table-cell table:style-name="ce38" table:formula="of:=IF([.E12]=&quot;&quot;;[.C12];CONCATENATE([.C12];&quot; / &quot;;[.E12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20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7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#*# RES / JVEMV6 64#118_-- / 『不干斎ハビアン』 著者=釈徹宗 / p.154 / w:~,topic:理；気；羅山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 office:value-type="string">
            <text:p>:m 東和 PHOTO / 210712m / 大船駅、公会堂前（バス停） / 湘南総合病院 / ７名（相番は１名） / 大成温調（熊谷組） / 日誌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:PHOTO 寝た時刻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:PHOTO 起きた時刻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 office:value-type="string">
            <text:p>:PHOTO 記録用 / @自宅；東側；洗面所から見える；東の犬走り / 自然観察 / 花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7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03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4">2021/07/14</text:date>, <text:time>08:39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7-14T08:39:42.32</dc:date>
    <dc:creator>iwabuchi ken</dc:creator>
    <meta:editing-duration>P35DT2H31M37S</meta:editing-duration>
    <meta:editing-cycles>12928</meta:editing-cycles>
    <meta:document-statistic meta:table-count="1" meta:cell-count="361" meta:object-count="0"/>
  </office:meta>
</office:document-meta>
</file>